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256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source xlink:type="simple" xlink:href="../../../../../../../../../EGO/SUPERSCOPENETLENGTH.CSV" table:table-name="Sheet1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Name </text:p>
          </table:table-cell>
          <table:table-cell office:value-type="string" calcext:value-type="string">
            <text:p><text:s/>NetLength </text:p>
          </table:table-cell>
          <table:table-cell office:value-type="string" calcext:value-type="string">
            <text:p><text:s/>Unit</text:p>
          </table:table-cell>
          <table:table-cell office:value-type="string" calcext:value-type="string">
            <text:p><text:s/>NumSegments</text:p>
          </table:table-cell>
        </table:table-row>
        <table:table-row table:style-name="ro1">
          <table:table-cell office:value-type="string" calcext:value-type="string">
            <text:p>A0 </text:p>
          </table:table-cell>
          <table:table-cell office:value-type="float" office:value="36.6437" calcext:value-type="float">
            <text:p>36.6437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48.7043" calcext:value-type="float">
            <text:p>48.7043</text:p>
          </table:table-cell>
          <table:table-cell office:value-type="string" calcext:value-type="string">
            <text:p><text:s/>mm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2 </text:p>
          </table:table-cell>
          <table:table-cell office:value-type="float" office:value="34.2219" calcext:value-type="float">
            <text:p>34.2219</text:p>
          </table:table-cell>
          <table:table-cell office:value-type="string" calcext:value-type="string">
            <text:p><text:s/>m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3 </text:p>
          </table:table-cell>
          <table:table-cell office:value-type="float" office:value="38.3312" calcext:value-type="float">
            <text:p>38.3312</text:p>
          </table:table-cell>
          <table:table-cell office:value-type="string" calcext:value-type="string">
            <text:p><text:s/>m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4 </text:p>
          </table:table-cell>
          <table:table-cell office:value-type="float" office:value="39.8601" calcext:value-type="float">
            <text:p>39.8601</text:p>
          </table:table-cell>
          <table:table-cell office:value-type="string" calcext:value-type="string">
            <text:p><text:s/>m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5 </text:p>
          </table:table-cell>
          <table:table-cell office:value-type="float" office:value="34.175" calcext:value-type="float">
            <text:p>34.175</text:p>
          </table:table-cell>
          <table:table-cell office:value-type="string" calcext:value-type="string">
            <text:p><text:s/>m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6 </text:p>
          </table:table-cell>
          <table:table-cell office:value-type="float" office:value="47.0591" calcext:value-type="float">
            <text:p>47.0591</text:p>
          </table:table-cell>
          <table:table-cell office:value-type="string" calcext:value-type="string">
            <text:p><text:s/>mm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7 </text:p>
          </table:table-cell>
          <table:table-cell office:value-type="float" office:value="34.4295" calcext:value-type="float">
            <text:p>34.4295</text:p>
          </table:table-cell>
          <table:table-cell office:value-type="string" calcext:value-type="string">
            <text:p><text:s/>m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8 </text:p>
          </table:table-cell>
          <table:table-cell office:value-type="float" office:value="35.7132" calcext:value-type="float">
            <text:p>35.7132</text:p>
          </table:table-cell>
          <table:table-cell office:value-type="string" calcext:value-type="string">
            <text:p><text:s/>m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9 </text:p>
          </table:table-cell>
          <table:table-cell office:value-type="float" office:value="41.741" calcext:value-type="float">
            <text:p>41.741</text:p>
          </table:table-cell>
          <table:table-cell office:value-type="string" calcext:value-type="string">
            <text:p><text:s/>m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10 </text:p>
          </table:table-cell>
          <table:table-cell office:value-type="float" office:value="48.6411" calcext:value-type="float">
            <text:p>48.6411</text:p>
          </table:table-cell>
          <table:table-cell office:value-type="string" calcext:value-type="string">
            <text:p><text:s/>mm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1 </text:p>
          </table:table-cell>
          <table:table-cell office:value-type="float" office:value="35.172" calcext:value-type="float">
            <text:p>35.172</text:p>
          </table:table-cell>
          <table:table-cell office:value-type="string" calcext:value-type="string">
            <text:p><text:s/>m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12 </text:p>
          </table:table-cell>
          <table:table-cell office:value-type="float" office:value="43.754" calcext:value-type="float">
            <text:p>43.754</text:p>
          </table:table-cell>
          <table:table-cell office:value-type="string" calcext:value-type="string">
            <text:p><text:s/>m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13 </text:p>
          </table:table-cell>
          <table:table-cell office:value-type="float" office:value="36.5772" calcext:value-type="float">
            <text:p>36.5772</text:p>
          </table:table-cell>
          <table:table-cell office:value-type="string" calcext:value-type="string">
            <text:p><text:s/>m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0 </text:p>
          </table:table-cell>
          <table:table-cell office:value-type="float" office:value="35.118" calcext:value-type="float">
            <text:p>35.118</text:p>
          </table:table-cell>
          <table:table-cell office:value-type="string" calcext:value-type="string">
            <text:p><text:s/>m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A1 </text:p>
          </table:table-cell>
          <table:table-cell office:value-type="float" office:value="33.6063" calcext:value-type="float">
            <text:p>33.6063</text:p>
          </table:table-cell>
          <table:table-cell office:value-type="string" calcext:value-type="string">
            <text:p><text:s/>m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2 </text:p>
          </table:table-cell>
          <table:table-cell office:value-type="float" office:value="43.1529" calcext:value-type="float">
            <text:p>43.1529</text:p>
          </table:table-cell>
          <table:table-cell office:value-type="string" calcext:value-type="string">
            <text:p><text:s/>m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EN </text:p>
          </table:table-cell>
          <table:table-cell office:value-type="float" office:value="34.4769" calcext:value-type="float">
            <text:p>34.4769</text:p>
          </table:table-cell>
          <table:table-cell office:value-type="string" calcext:value-type="string">
            <text:p><text:s/>m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DT </text:p>
          </table:table-cell>
          <table:table-cell office:value-type="float" office:value="34.299" calcext:value-type="float">
            <text:p>34.299</text:p>
          </table:table-cell>
          <table:table-cell office:value-type="string" calcext:value-type="string">
            <text:p><text:s/>m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TN </text:p>
          </table:table-cell>
          <table:table-cell office:value-type="float" office:value="132.246" calcext:value-type="float">
            <text:p>132.246</text:p>
          </table:table-cell>
          <table:table-cell office:value-type="string" calcext:value-type="string">
            <text:p><text:s/>m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K </text:p>
          </table:table-cell>
          <table:table-cell office:value-type="float" office:value="41.1015" calcext:value-type="float">
            <text:p>41.1015</text:p>
          </table:table-cell>
          <table:table-cell office:value-type="string" calcext:value-type="string">
            <text:p><text:s/>m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KN </text:p>
          </table:table-cell>
          <table:table-cell office:value-type="float" office:value="41.187" calcext:value-type="float">
            <text:p>41.187</text:p>
          </table:table-cell>
          <table:table-cell office:value-type="string" calcext:value-type="string">
            <text:p><text:s/>m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SN </text:p>
          </table:table-cell>
          <table:table-cell office:value-type="float" office:value="37.3777" calcext:value-type="float">
            <text:p>37.3777</text:p>
          </table:table-cell>
          <table:table-cell office:value-type="string" calcext:value-type="string">
            <text:p><text:s/>m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SN </text:p>
          </table:table-cell>
          <table:table-cell office:value-type="float" office:value="34.6544" calcext:value-type="float">
            <text:p>34.6544</text:p>
          </table:table-cell>
          <table:table-cell office:value-type="string" calcext:value-type="string">
            <text:p><text:s/>m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DM </text:p>
          </table:table-cell>
          <table:table-cell office:value-type="float" office:value="34.1455" calcext:value-type="float">
            <text:p>34.1455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DQSN </text:p>
          </table:table-cell>
          <table:table-cell office:value-type="float" office:value="35.9782" calcext:value-type="float">
            <text:p>35.9782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DQS </text:p>
          </table:table-cell>
          <table:table-cell office:value-type="float" office:value="35.9048" calcext:value-type="float">
            <text:p>35.9048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0 </text:p>
          </table:table-cell>
          <table:table-cell office:value-type="float" office:value="32.9373" calcext:value-type="float">
            <text:p>32.9373</text:p>
          </table:table-cell>
          <table:table-cell office:value-type="string" calcext:value-type="string">
            <text:p><text:s/>m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Q1 </text:p>
          </table:table-cell>
          <table:table-cell office:value-type="float" office:value="32.8656" calcext:value-type="float">
            <text:p>32.8656</text:p>
          </table:table-cell>
          <table:table-cell office:value-type="string" calcext:value-type="string">
            <text:p><text:s/>m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Q2 </text:p>
          </table:table-cell>
          <table:table-cell office:value-type="float" office:value="32.324" calcext:value-type="float">
            <text:p>32.324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Q3 </text:p>
          </table:table-cell>
          <table:table-cell office:value-type="float" office:value="33.9919" calcext:value-type="float">
            <text:p>33.9919</text:p>
          </table:table-cell>
          <table:table-cell office:value-type="string" calcext:value-type="string">
            <text:p><text:s/>m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Q4 </text:p>
          </table:table-cell>
          <table:table-cell office:value-type="float" office:value="32.6737" calcext:value-type="float">
            <text:p>32.6737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5 </text:p>
          </table:table-cell>
          <table:table-cell office:value-type="float" office:value="34.8432" calcext:value-type="float">
            <text:p>34.8432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Q6 </text:p>
          </table:table-cell>
          <table:table-cell office:value-type="float" office:value="33.4461" calcext:value-type="float">
            <text:p>33.4461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7 </text:p>
          </table:table-cell>
          <table:table-cell office:value-type="float" office:value="33.928" calcext:value-type="float">
            <text:p>33.928</text:p>
          </table:table-cell>
          <table:table-cell office:value-type="string" calcext:value-type="string">
            <text:p><text:s/>mm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2">
          <table:table-cell office:value-type="string" calcext:value-type="string">
            <text:p>SIGNAL</text:p>
          </table:table-cell>
          <table:table-cell office:value-type="string" calcext:value-type="string">
            <text:p>DIFFERENTIAL DIFF</text:p>
          </table:table-cell>
          <table:table-cell office:value-type="string" calcext:value-type="string">
            <text:p>CK DIFF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DQS DI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0 </text:p>
          </table:table-cell>
          <table:table-cell/>
          <table:table-cell table:formula="of:=[.D2]-[.D$23]" office:value-type="float" office:value="-178.87007855771" calcext:value-type="float">
            <text:p>-178.8700785577</text:p>
          </table:table-cell>
          <table:table-cell table:formula="of:=[Sheet1_2.B2]*39.3700787" office:value-type="float" office:value="1442.66535285919" calcext:value-type="float">
            <text:p>1442.6653528592</text:p>
          </table:table-cell>
          <table:table-cell table:formula="of:=[.D2]-[.D$28]" office:value-type="float" office:value="29.09055115143" calcext:value-type="float">
            <text:p>29.09055115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1 </text:p>
          </table:table-cell>
          <table:table-cell/>
          <table:table-cell table:formula="of:=[.D3]-[.D$23]" office:value-type="float" office:value="295.95669261151" calcext:value-type="float">
            <text:p>295.9566926115</text:p>
          </table:table-cell>
          <table:table-cell table:formula="of:=[Sheet1_2.B3]*39.3700787" office:value-type="float" office:value="1917.49212402841" calcext:value-type="float">
            <text:p>1917.4921240284</text:p>
          </table:table-cell>
          <table:table-cell table:formula="of:=[.D3]-[.D$28]" office:value-type="float" office:value="503.91732232065" calcext:value-type="float">
            <text:p>503.91732232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2 </text:p>
          </table:table-cell>
          <table:table-cell/>
          <table:table-cell table:formula="of:=[.D4]-[.D$23]" office:value-type="float" office:value="-274.21653515337" calcext:value-type="float">
            <text:p>-274.2165351534</text:p>
          </table:table-cell>
          <table:table-cell table:formula="of:=[Sheet1_2.B4]*39.3700787" office:value-type="float" office:value="1347.31889626353" calcext:value-type="float">
            <text:p>1347.3188962635</text:p>
          </table:table-cell>
          <table:table-cell table:formula="of:=[.D4]-[.D$28]" office:value-type="float" office:value="-66.2559054442302" calcext:value-type="float">
            <text:p>-66.25590544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3 </text:p>
          </table:table-cell>
          <table:table-cell/>
          <table:table-cell table:formula="of:=[.D5]-[.D$23]" office:value-type="float" office:value="-112.43307075146" calcext:value-type="float">
            <text:p>-112.4330707515</text:p>
          </table:table-cell>
          <table:table-cell table:formula="of:=[Sheet1_2.B5]*39.3700787" office:value-type="float" office:value="1509.10236066544" calcext:value-type="float">
            <text:p>1509.1023606654</text:p>
          </table:table-cell>
          <table:table-cell table:formula="of:=[.D5]-[.D$28]" office:value-type="float" office:value="95.52755895768" calcext:value-type="float">
            <text:p>95.52755895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4 </text:p>
          </table:table-cell>
          <table:table-cell/>
          <table:table-cell table:formula="of:=[.D6]-[.D$23]" office:value-type="float" office:value="-52.2401574270298" calcext:value-type="float">
            <text:p>-52.240157427</text:p>
          </table:table-cell>
          <table:table-cell table:formula="of:=[Sheet1_2.B6]*39.3700787" office:value-type="float" office:value="1569.29527398987" calcext:value-type="float">
            <text:p>1569.2952739899</text:p>
          </table:table-cell>
          <table:table-cell table:formula="of:=[.D6]-[.D$28]" office:value-type="float" office:value="155.72047228211" calcext:value-type="float">
            <text:p>155.72047228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5 </text:p>
          </table:table-cell>
          <table:table-cell/>
          <table:table-cell table:formula="of:=[.D7]-[.D$23]" office:value-type="float" office:value="-276.0629918444" calcext:value-type="float">
            <text:p>-276.0629918444</text:p>
          </table:table-cell>
          <table:table-cell table:formula="of:=[Sheet1_2.B7]*39.3700787" office:value-type="float" office:value="1345.4724395725" calcext:value-type="float">
            <text:p>1345.4724395725</text:p>
          </table:table-cell>
          <table:table-cell table:formula="of:=[.D7]-[.D$28]" office:value-type="float" office:value="-68.1023621352601" calcext:value-type="float">
            <text:p>-68.10236213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6 </text:p>
          </table:table-cell>
          <table:table-cell/>
          <table:table-cell table:formula="of:=[.D8]-[.D$23]" office:value-type="float" office:value="231.18503913427" calcext:value-type="float">
            <text:p>231.1850391343</text:p>
          </table:table-cell>
          <table:table-cell table:formula="of:=[Sheet1_2.B8]*39.3700787" office:value-type="float" office:value="1852.72047055117" calcext:value-type="float">
            <text:p>1852.7204705512</text:p>
          </table:table-cell>
          <table:table-cell table:formula="of:=[.D8]-[.D$28]" office:value-type="float" office:value="439.14566884341" calcext:value-type="float">
            <text:p>439.14566884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7 </text:p>
          </table:table-cell>
          <table:table-cell/>
          <table:table-cell table:formula="of:=[.D9]-[.D$23]" office:value-type="float" office:value="-266.04330681525" calcext:value-type="float">
            <text:p>-266.0433068153</text:p>
          </table:table-cell>
          <table:table-cell table:formula="of:=[Sheet1_2.B9]*39.3700787" office:value-type="float" office:value="1355.49212460165" calcext:value-type="float">
            <text:p>1355.4921246017</text:p>
          </table:table-cell>
          <table:table-cell table:formula="of:=[.D9]-[.D$28]" office:value-type="float" office:value="-58.0826771061102" calcext:value-type="float">
            <text:p>-58.08267710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8 </text:p>
          </table:table-cell>
          <table:table-cell/>
          <table:table-cell table:formula="of:=[.D10]-[.D$23]" office:value-type="float" office:value="-215.50393678806" calcext:value-type="float">
            <text:p>-215.5039367881</text:p>
          </table:table-cell>
          <table:table-cell table:formula="of:=[Sheet1_2.B10]*39.3700787" office:value-type="float" office:value="1406.03149462884" calcext:value-type="float">
            <text:p>1406.0314946288</text:p>
          </table:table-cell>
          <table:table-cell table:formula="of:=[.D10]-[.D$28]" office:value-type="float" office:value="-7.54330707892018" calcext:value-type="float">
            <text:p>-7.54330707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9 </text:p>
          </table:table-cell>
          <table:table-cell/>
          <table:table-cell table:formula="of:=[.D11]-[.D$23]" office:value-type="float" office:value="21.8110235998001" calcext:value-type="float">
            <text:p>21.8110235998</text:p>
          </table:table-cell>
          <table:table-cell table:formula="of:=[Sheet1_2.B11]*39.3700787" office:value-type="float" office:value="1643.3464550167" calcext:value-type="float">
            <text:p>1643.3464550167</text:p>
          </table:table-cell>
          <table:table-cell table:formula="of:=[.D11]-[.D$28]" office:value-type="float" office:value="229.77165330894" calcext:value-type="float">
            <text:p>229.77165330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10 </text:p>
          </table:table-cell>
          <table:table-cell/>
          <table:table-cell table:formula="of:=[.D12]-[.D$23]" office:value-type="float" office:value="293.46850363767" calcext:value-type="float">
            <text:p>293.4685036377</text:p>
          </table:table-cell>
          <table:table-cell table:formula="of:=[Sheet1_2.B12]*39.3700787" office:value-type="float" office:value="1915.00393505457" calcext:value-type="float">
            <text:p>1915.0039350546</text:p>
          </table:table-cell>
          <table:table-cell table:formula="of:=[.D12]-[.D$28]" office:value-type="float" office:value="501.42913334681" calcext:value-type="float">
            <text:p>501.42913334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11 </text:p>
          </table:table-cell>
          <table:table-cell/>
          <table:table-cell table:formula="of:=[.D13]-[.D$23]" office:value-type="float" office:value="-236.8110233805" calcext:value-type="float">
            <text:p>-236.8110233805</text:p>
          </table:table-cell>
          <table:table-cell table:formula="of:=[Sheet1_2.B13]*39.3700787" office:value-type="float" office:value="1384.7244080364" calcext:value-type="float">
            <text:p>1384.7244080364</text:p>
          </table:table-cell>
          <table:table-cell table:formula="of:=[.D13]-[.D$28]" office:value-type="float" office:value="-28.8503936713603" calcext:value-type="float">
            <text:p>-28.85039367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12 </text:p>
          </table:table-cell>
          <table:table-cell/>
          <table:table-cell table:formula="of:=[.D14]-[.D$23]" office:value-type="float" office:value="101.0629920229" calcext:value-type="float">
            <text:p>101.0629920229</text:p>
          </table:table-cell>
          <table:table-cell table:formula="of:=[Sheet1_2.B14]*39.3700787" office:value-type="float" office:value="1722.5984234398" calcext:value-type="float">
            <text:p>1722.5984234398</text:p>
          </table:table-cell>
          <table:table-cell table:formula="of:=[.D14]-[.D$28]" office:value-type="float" office:value="309.02362173204" calcext:value-type="float">
            <text:p>309.0236217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13 </text:p>
          </table:table-cell>
          <table:table-cell/>
          <table:table-cell table:formula="of:=[.D15]-[.D$23]" office:value-type="float" office:value="-181.48818879126" calcext:value-type="float">
            <text:p>-181.4881887913</text:p>
          </table:table-cell>
          <table:table-cell table:formula="of:=[Sheet1_2.B15]*39.3700787" office:value-type="float" office:value="1440.04724262564" calcext:value-type="float">
            <text:p>1440.0472426256</text:p>
          </table:table-cell>
          <table:table-cell table:formula="of:=[.D15]-[.D$28]" office:value-type="float" office:value="26.4724409178798" calcext:value-type="float">
            <text:p>26.47244091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0 </text:p>
          </table:table-cell>
          <table:table-cell/>
          <table:table-cell table:formula="of:=[.D16]-[.D$23]" office:value-type="float" office:value="-238.9370076303" calcext:value-type="float">
            <text:p>-238.9370076303</text:p>
          </table:table-cell>
          <table:table-cell table:formula="of:=[Sheet1_2.B16]*39.3700787" office:value-type="float" office:value="1382.5984237866" calcext:value-type="float">
            <text:p>1382.5984237866</text:p>
          </table:table-cell>
          <table:table-cell table:formula="of:=[.D16]-[.D$28]" office:value-type="float" office:value="-30.9763779211601" calcext:value-type="float">
            <text:p>-30.97637792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1 </text:p>
          </table:table-cell>
          <table:table-cell/>
          <table:table-cell table:formula="of:=[.D17]-[.D$23]" office:value-type="float" office:value="-298.45275560109" calcext:value-type="float">
            <text:p>-298.4527556011</text:p>
          </table:table-cell>
          <table:table-cell table:formula="of:=[Sheet1_2.B17]*39.3700787" office:value-type="float" office:value="1323.08267581581" calcext:value-type="float">
            <text:p>1323.0826758158</text:p>
          </table:table-cell>
          <table:table-cell table:formula="of:=[.D17]-[.D$28]" office:value-type="float" office:value="-90.4921258919503" calcext:value-type="float">
            <text:p>-90.4921258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2 </text:p>
          </table:table-cell>
          <table:table-cell/>
          <table:table-cell table:formula="of:=[.D18]-[.D$23]" office:value-type="float" office:value="77.3976377163303" calcext:value-type="float">
            <text:p>77.3976377163</text:p>
          </table:table-cell>
          <table:table-cell table:formula="of:=[Sheet1_2.B18]*39.3700787" office:value-type="float" office:value="1698.93306913323" calcext:value-type="float">
            <text:p>1698.9330691332</text:p>
          </table:table-cell>
          <table:table-cell table:formula="of:=[.D18]-[.D$28]" office:value-type="float" office:value="285.35826742547" calcext:value-type="float">
            <text:p>285.35826742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N </text:p>
          </table:table-cell>
          <table:table-cell/>
          <table:table-cell table:formula="of:=[.D19]-[.D$23]" office:value-type="float" office:value="-264.17716508487" calcext:value-type="float">
            <text:p>-264.1771650849</text:p>
          </table:table-cell>
          <table:table-cell table:formula="of:=[Sheet1_2.B19]*39.3700787" office:value-type="float" office:value="1357.35826633203" calcext:value-type="float">
            <text:p>1357.358266332</text:p>
          </table:table-cell>
          <table:table-cell table:formula="of:=[.D19]-[.D$28]" office:value-type="float" office:value="-56.21653537573" calcext:value-type="float">
            <text:p>-56.2165353757</text:p>
          </table:table-cell>
          <table:table-cell table:number-columns-repeated="3"/>
          <table:table-cell office:value-type="string" calcext:value-type="string">
            <text:p>DIFF</text:p>
          </table:table-cell>
          <table:table-cell office:value-type="string" calcext:value-type="string">
            <text:p>+- 10mil</text:p>
          </table:table-cell>
        </table:table-row>
        <table:table-row table:style-name="ro2">
          <table:table-cell office:value-type="string" calcext:value-type="string">
            <text:p>ODT </text:p>
          </table:table-cell>
          <table:table-cell/>
          <table:table-cell table:formula="of:=[.D20]-[.D$23]" office:value-type="float" office:value="-271.1811020856" calcext:value-type="float">
            <text:p>-271.1811020856</text:p>
          </table:table-cell>
          <table:table-cell table:formula="of:=[Sheet1_2.B20]*39.3700787" office:value-type="float" office:value="1350.3543293313" calcext:value-type="float">
            <text:p>1350.3543293313</text:p>
          </table:table-cell>
          <table:table-cell table:formula="of:=[.D20]-[.D$28]" office:value-type="float" office:value="-63.2204723764601" calcext:value-type="float">
            <text:p>-63.2204723765</text:p>
          </table:table-cell>
          <table:table-cell table:number-columns-repeated="3"/>
          <table:table-cell office:value-type="string" calcext:value-type="string">
            <text:p>DQS-DQ</text:p>
          </table:table-cell>
          <table:table-cell office:value-type="string" calcext:value-type="string">
            <text:p>+-150mil</text:p>
          </table:table-cell>
        </table:table-row>
        <table:table-row table:style-name="ro2">
          <table:table-cell office:value-type="string" calcext:value-type="string">
            <text:p>RSTN </text:p>
          </table:table-cell>
          <table:table-cell/>
          <table:table-cell table:formula="of:=[.D21]-[.D$23]" office:value-type="float" office:value="3584.9999963433" calcext:value-type="float">
            <text:p>3584.9999963433</text:p>
          </table:table-cell>
          <table:table-cell table:formula="of:=[Sheet1_2.B21]*39.3700787" office:value-type="float" office:value="5206.5354277602" calcext:value-type="float">
            <text:p>5206.5354277602</text:p>
          </table:table-cell>
          <table:table-cell table:formula="of:=[.D21]-[.D$28]" office:value-type="float" office:value="3792.96062605244" calcext:value-type="float">
            <text:p>3792.9606260524</text:p>
          </table:table-cell>
          <table:table-cell table:number-columns-repeated="3"/>
          <table:table-cell office:value-type="string" calcext:value-type="string">
            <text:p>DQS-CK</text:p>
          </table:table-cell>
          <table:table-cell office:value-type="string" calcext:value-type="string">
            <text:p>+-250mil</text:p>
          </table:table-cell>
        </table:table-row>
        <table:table-row table:style-name="ro2">
          <table:table-cell office:value-type="string" calcext:value-type="string">
            <text:p>CK </text:p>
          </table:table-cell>
          <table:table-cell/>
          <table:table-cell table:formula="of:=[.D22]-[.D$23]" office:value-type="float" office:value="-3.3661417288497" calcext:value-type="float">
            <text:p>-3.3661417288</text:p>
          </table:table-cell>
          <table:table-cell table:formula="of:=[Sheet1_2.B22]*39.3700787" office:value-type="float" office:value="1618.16928968805" calcext:value-type="float">
            <text:p>1618.1692896881</text:p>
          </table:table-cell>
          <table:table-cell table:formula="of:=[.D22]-[.D$28]" office:value-type="float" office:value="204.59448798029" calcext:value-type="float">
            <text:p>204.5944879803</text:p>
          </table:table-cell>
          <table:table-cell table:number-columns-repeated="3"/>
          <table:table-cell office:value-type="string" calcext:value-type="string">
            <text:p>CK-ADD/CTR</text:p>
          </table:table-cell>
          <table:table-cell office:value-type="string" calcext:value-type="string">
            <text:p>+-300mil</text:p>
          </table:table-cell>
        </table:table-row>
        <table:table-row table:style-name="ro2">
          <table:table-cell office:value-type="string" calcext:value-type="string">
            <text:p>CKN </text:p>
          </table:table-cell>
          <table:table-cell table:formula="of:=[.D22]-[.D23]" office:value-type="float" office:value="-3.3661417288497" calcext:value-type="float">
            <text:p>-3.3661417288</text:p>
          </table:table-cell>
          <table:table-cell table:formula="of:=[.D23]-[.D$23]" office:value-type="float" office:value="0" calcext:value-type="float">
            <text:p>0</text:p>
          </table:table-cell>
          <table:table-cell table:formula="of:=[Sheet1_2.B23]*39.3700787" office:value-type="float" office:value="1621.5354314169" calcext:value-type="float">
            <text:p>1621.5354314169</text:p>
          </table:table-cell>
          <table:table-cell table:formula="of:=[.D23]-[.D$28]" office:value-type="float" office:value="207.96062970914" calcext:value-type="float">
            <text:p>207.96062970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SN </text:p>
          </table:table-cell>
          <table:table-cell/>
          <table:table-cell table:formula="of:=[.D24]-[.D$23]" office:value-type="float" office:value="-149.97244079191" calcext:value-type="float">
            <text:p>-149.9724407919</text:p>
          </table:table-cell>
          <table:table-cell table:formula="of:=[Sheet1_2.B24]*39.3700787" office:value-type="float" office:value="1471.56299062499" calcext:value-type="float">
            <text:p>1471.562990625</text:p>
          </table:table-cell>
          <table:table-cell table:formula="of:=[.D24]-[.D$28]" office:value-type="float" office:value="57.9881889172298" calcext:value-type="float">
            <text:p>57.98818891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SN </text:p>
          </table:table-cell>
          <table:table-cell/>
          <table:table-cell table:formula="of:=[.D25]-[.D$23]" office:value-type="float" office:value="-257.18897611562" calcext:value-type="float">
            <text:p>-257.1889761156</text:p>
          </table:table-cell>
          <table:table-cell table:formula="of:=[Sheet1_2.B25]*39.3700787" office:value-type="float" office:value="1364.34645530128" calcext:value-type="float">
            <text:p>1364.3464553013</text:p>
          </table:table-cell>
          <table:table-cell table:formula="of:=[.D25]-[.D$28]" office:value-type="float" office:value="-49.2283464064799" calcext:value-type="float">
            <text:p>-49.22834640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DM </text:p>
          </table:table-cell>
          <table:table-cell/>
          <table:table-cell table:formula="of:=[.D26]-[.D$23]" office:value-type="float" office:value="-277.22440916605" calcext:value-type="float">
            <text:p>-277.2244091661</text:p>
          </table:table-cell>
          <table:table-cell table:formula="of:=[Sheet1_2.B26]*39.3700787" office:value-type="float" office:value="1344.31102225085" calcext:value-type="float">
            <text:p>1344.3110222509</text:p>
          </table:table-cell>
          <table:table-cell table:formula="of:=[.D26]-[.D$28]" office:value-type="float" office:value="-69.2637794569102" calcext:value-type="float">
            <text:p>-69.2637794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QSN </text:p>
          </table:table-cell>
          <table:table-cell/>
          <table:table-cell table:formula="of:=[.D27]-[.D$23]" office:value-type="float" office:value="-205.07086593256" calcext:value-type="float">
            <text:p>-205.0708659326</text:p>
          </table:table-cell>
          <table:table-cell table:formula="of:=[Sheet1_2.B27]*39.3700787" office:value-type="float" office:value="1416.46456548434" calcext:value-type="float">
            <text:p>1416.4645654843</text:p>
          </table:table-cell>
          <table:table-cell table:formula="of:=[.D27]-[.D$28]" office:value-type="float" office:value="2.88976377657991" calcext:value-type="float">
            <text:p>2.88976377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DQS </text:p>
          </table:table-cell>
          <table:table-cell table:formula="of:=[.D27]-[.D28]" office:value-type="float" office:value="2.88976377657991" calcext:value-type="float">
            <text:p>2.8897637766</text:p>
          </table:table-cell>
          <table:table-cell table:formula="of:=[.D28]-[.D$23]" office:value-type="float" office:value="-207.96062970914" calcext:value-type="float">
            <text:p>-207.9606297091</text:p>
          </table:table-cell>
          <table:table-cell table:formula="of:=[Sheet1_2.B28]*39.3700787" office:value-type="float" office:value="1413.57480170776" calcext:value-type="float">
            <text:p>1413.5748017078</text:p>
          </table:table-cell>
          <table:table-cell table:formula="of:=[.D28]-[.D$2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Q0 </text:p>
          </table:table-cell>
          <table:table-cell/>
          <table:table-cell table:formula="of:=[.D29]-[.D$23]" office:value-type="float" office:value="-324.79133825139" calcext:value-type="float">
            <text:p>-324.7913382514</text:p>
          </table:table-cell>
          <table:table-cell table:formula="of:=[Sheet1_2.B29]*39.3700787" office:value-type="float" office:value="1296.74409316551" calcext:value-type="float">
            <text:p>1296.7440931655</text:p>
          </table:table-cell>
          <table:table-cell table:formula="of:=[.D29]-[.D$28]" office:value-type="float" office:value="-116.83070854225" calcext:value-type="float">
            <text:p>-116.83070854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Q1 </text:p>
          </table:table-cell>
          <table:table-cell/>
          <table:table-cell table:formula="of:=[.D30]-[.D$23]" office:value-type="float" office:value="-327.61417289418" calcext:value-type="float">
            <text:p>-327.6141728942</text:p>
          </table:table-cell>
          <table:table-cell table:formula="of:=[Sheet1_2.B30]*39.3700787" office:value-type="float" office:value="1293.92125852272" calcext:value-type="float">
            <text:p>1293.9212585227</text:p>
          </table:table-cell>
          <table:table-cell table:formula="of:=[.D30]-[.D$28]" office:value-type="float" office:value="-119.65354318504" calcext:value-type="float">
            <text:p>-119.6535431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Q2 </text:p>
          </table:table-cell>
          <table:table-cell/>
          <table:table-cell table:formula="of:=[.D31]-[.D$23]" office:value-type="float" office:value="-348.9370075181" calcext:value-type="float">
            <text:p>-348.9370075181</text:p>
          </table:table-cell>
          <table:table-cell table:formula="of:=[Sheet1_2.B31]*39.3700787" office:value-type="float" office:value="1272.5984238988" calcext:value-type="float">
            <text:p>1272.5984238988</text:p>
          </table:table-cell>
          <table:table-cell table:formula="of:=[.D31]-[.D$28]" office:value-type="float" office:value="-140.97637780896" calcext:value-type="float">
            <text:p>-140.9763778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Q3 </text:p>
          </table:table-cell>
          <table:table-cell/>
          <table:table-cell table:formula="of:=[.D32]-[.D$23]" office:value-type="float" office:value="-283.27165325437" calcext:value-type="float">
            <text:p>-283.2716532544</text:p>
          </table:table-cell>
          <table:table-cell table:formula="of:=[Sheet1_2.B32]*39.3700787" office:value-type="float" office:value="1338.26377816253" calcext:value-type="float">
            <text:p>1338.2637781625</text:p>
          </table:table-cell>
          <table:table-cell table:formula="of:=[.D32]-[.D$28]" office:value-type="float" office:value="-75.31102354523" calcext:value-type="float">
            <text:p>-75.311023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4 </text:p>
          </table:table-cell>
          <table:table-cell/>
          <table:table-cell table:formula="of:=[.D33]-[.D$23]" office:value-type="float" office:value="-335.16929099671" calcext:value-type="float">
            <text:p>-335.1692909967</text:p>
          </table:table-cell>
          <table:table-cell table:formula="of:=[Sheet1_2.B33]*39.3700787" office:value-type="float" office:value="1286.36614042019" calcext:value-type="float">
            <text:p>1286.3661404202</text:p>
          </table:table-cell>
          <table:table-cell table:formula="of:=[.D33]-[.D$28]" office:value-type="float" office:value="-127.20866128757" calcext:value-type="float">
            <text:p>-127.20866128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Q5 </text:p>
          </table:table-cell>
          <table:table-cell/>
          <table:table-cell table:formula="of:=[.D34]-[.D$23]" office:value-type="float" office:value="-249.75590525706" calcext:value-type="float">
            <text:p>-249.7559052571</text:p>
          </table:table-cell>
          <table:table-cell table:formula="of:=[Sheet1_2.B34]*39.3700787" office:value-type="float" office:value="1371.77952615984" calcext:value-type="float">
            <text:p>1371.7795261598</text:p>
          </table:table-cell>
          <table:table-cell table:formula="of:=[.D34]-[.D$28]" office:value-type="float" office:value="-41.79527554792" calcext:value-type="float">
            <text:p>-41.79527554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Q6 </text:p>
          </table:table-cell>
          <table:table-cell/>
          <table:table-cell table:formula="of:=[.D35]-[.D$23]" office:value-type="float" office:value="-304.75984220883" calcext:value-type="float">
            <text:p>-304.7598422088</text:p>
          </table:table-cell>
          <table:table-cell table:formula="of:=[Sheet1_2.B35]*39.3700787" office:value-type="float" office:value="1316.77558920807" calcext:value-type="float">
            <text:p>1316.7755892081</text:p>
          </table:table-cell>
          <table:table-cell table:formula="of:=[.D35]-[.D$28]" office:value-type="float" office:value="-96.7992124996902" calcext:value-type="float">
            <text:p>-96.79921249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Q7 </text:p>
          </table:table-cell>
          <table:table-cell/>
          <table:table-cell table:formula="of:=[.D36]-[.D$23]" office:value-type="float" office:value="-285.7874012833" calcext:value-type="float">
            <text:p>-285.7874012833</text:p>
          </table:table-cell>
          <table:table-cell table:formula="of:=[Sheet1_2.B36]*39.3700787" office:value-type="float" office:value="1335.7480301336" calcext:value-type="float">
            <text:p>1335.7480301336</text:p>
          </table:table-cell>
          <table:table-cell table:formula="of:=[.D36]-[.D$28]" office:value-type="float" office:value="-77.8267715741602" calcext:value-type="float">
            <text:p>-77.8267715742</text:p>
          </table:table-cell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09:46:03.202219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2T15:42:23</meta:creation-date>
    <dc:date>2015-06-12T10:04:21.694233408</dc:date>
    <meta:editing-duration>PT2H8M41S</meta:editing-duration>
    <meta:editing-cycles>8</meta:editing-cycles>
    <meta:generator>LibreOffice/4.2.8.2$Linux_X86_64 LibreOffice_project/420m0$Build-2</meta:generator>
    <meta:document-statistic meta:table-count="4" meta:cell-count="299" meta:object-count="0"/>
  </office:meta>
</office:document-meta>
</file>